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color="#228b22" style:font-name="lucidatypewriter" fo:font-size="10pt" style:font-size-asian="10pt"/>
    </style:style>
    <style:style style:name="T2" style:family="text">
      <style:text-properties fo:color="#000000" style:font-name="lucidatypewriter" fo:font-size="10pt" style:font-size-asian="10pt"/>
    </style:style>
    <style:style style:name="T3" style:family="text">
      <style:text-properties fo:color="#a020f0" style:font-name="lucidatypewriter" fo:font-size="10pt" style:font-size-asian="10pt"/>
    </style:style>
    <style:style style:name="T4" style:family="text">
      <style:text-properties fo:color="#0000ff" style:font-name="lucidatypewriter" fo:font-size="10pt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% Erivelton Gualter</text:span></text:p>
      <text:p text:style-name="Standard"><text:span text:style-name="T1">% 26/03/2018</text:span></text:p>
      <text:p text:style-name="Standard"><text:span text:style-name="T1"><text:s/></text:span></text:p>
      <text:p text:style-name="Standard"><text:span text:style-name="T2">clc</text:span></text:p>
      <text:p text:style-name="Standard"><text:span text:style-name="T2">clear </text:span><text:span text:style-name="T3">all</text:span></text:p>
      <text:p text:style-name="Standard"><text:span text:style-name="T2">close </text:span><text:span text:style-name="T3">all</text:span></text:p>
      <text:p text:style-name="Standard"><text:span text:style-name="T3"><text:s/></text:span></text:p>
      <text:p text:style-name="Standard"><text:span text:style-name="T2">hold </text:span><text:span text:style-name="T3">on</text:span><text:span text:style-name="T2">;</text:span></text:p>
      <text:p text:style-name="Standard"><text:span text:style-name="T2"><text:s/></text:span></text:p>
      <text:p text:style-name="Standard"><text:span text:style-name="T2">rec = [5 5 7 7; 4 6 6 4];</text:span></text:p>
      <text:p text:style-name="Standard"><text:span text:style-name="T2"><text:s/></text:span></text:p>
      <text:p text:style-name="Standard"><text:span text:style-name="T2">rec1 = [-1 -1 1 1; -1 1 1 -1] + [6*ones(1,4); 5*ones(1,4);];</text:span></text:p>
      <text:p text:style-name="Standard"><text:span text:style-name="T2">rec2 = [-1 -1 1 1; -1 1 1 -1] + [8.5*ones(1,4); 1.5*ones(1,4);];</text:span></text:p>
      <text:p text:style-name="Standard"><text:span text:style-name="T2">rec3 = [-1 -1 1 1; -1 1 1 -1] + [10.5*ones(1,4); 2*ones(1,4);];</text:span></text:p>
      <text:p text:style-name="Standard"><text:span text:style-name="T2"><text:s/></text:span></text:p>
      <text:p text:style-name="Standard"><text:span text:style-name="T2">obstacle1 = <text:s/>rectangle(</text:span><text:span text:style-name="T4">...</text:span></text:p>
      <text:p text:style-name="Standard"><text:span text:style-name="T2"><text:s text:c="8"/></text:span><text:span text:style-name="T3">'Position'</text:span><text:span text:style-name="T2">,[rec1(1,1), rec1(2,1), rec1(1,3)-rec1(1,1), rec1(2,3)-rec1(2,1)],</text:span><text:span text:style-name="T4">...</text:span></text:p>
      <text:p text:style-name="Standard"><text:span text:style-name="T2"><text:s text:c="8"/></text:span><text:span text:style-name="T3">'LineWidth'</text:span><text:span text:style-name="T2">,2,</text:span><text:span text:style-name="T4">...</text:span></text:p>
      <text:p text:style-name="Standard"><text:span text:style-name="T2"><text:s text:c="8"/></text:span><text:span text:style-name="T3">'FaceColor'</text:span><text:span text:style-name="T2">,[1, 0, 0],</text:span><text:span text:style-name="T4">...</text:span></text:p>
      <text:p text:style-name="Standard"><text:span text:style-name="T2"><text:s text:c="8"/></text:span><text:span text:style-name="T3">'EdgeColor'</text:span><text:span text:style-name="T2">,0.5*[1, 0, 0]); </text:span><text:span text:style-name="T1">%Darker version of color</text:span></text:p>
      <text:p text:style-name="Standard"><text:span text:style-name="T1"><text:s/></text:span></text:p>
      <text:p text:style-name="Standard"><text:span text:style-name="T2">obstacle2 = <text:s/>rectangle(</text:span><text:span text:style-name="T4">...</text:span></text:p>
      <text:p text:style-name="Standard"><text:span text:style-name="T2"><text:s text:c="8"/></text:span><text:span text:style-name="T3">'Position'</text:span><text:span text:style-name="T2">,[rec2(1,1), rec2(2,1), rec2(1,3)-rec2(1,1), rec2(2,3)-rec2(2,1)],</text:span><text:span text:style-name="T4">...</text:span></text:p>
      <text:p text:style-name="Standard"><text:span text:style-name="T2"><text:s text:c="8"/></text:span><text:span text:style-name="T3">'LineWidth'</text:span><text:span text:style-name="T2">,2,</text:span><text:span text:style-name="T4">...</text:span></text:p>
      <text:p text:style-name="Standard"><text:span text:style-name="T2"><text:s text:c="8"/></text:span><text:span text:style-name="T3">'FaceColor'</text:span><text:span text:style-name="T2">,[1, 0, 0],</text:span><text:span text:style-name="T4">...</text:span></text:p>
      <text:p text:style-name="Standard"><text:span text:style-name="T2"><text:s text:c="8"/></text:span><text:span text:style-name="T3">'EdgeColor'</text:span><text:span text:style-name="T2">,0.5*[1, 0, 0]); </text:span><text:span text:style-name="T1">%Darker version of color</text:span></text:p>
      <text:p text:style-name="Standard"><text:span text:style-name="T2"><text:s text:c="4"/></text:span></text:p>
      <text:p text:style-name="Standard"><text:span text:style-name="T2">obstacle3 = <text:s/>rectangle(</text:span><text:span text:style-name="T4">...</text:span></text:p>
      <text:p text:style-name="Standard"><text:span text:style-name="T2"><text:s text:c="8"/></text:span><text:span text:style-name="T3">'Position'</text:span><text:span text:style-name="T2">,[rec3(1,1), rec3(2,1), rec3(1,3)-rec3(1,1), rec3(2,3)-rec3(2,1)],</text:span><text:span text:style-name="T4">...</text:span></text:p>
      <text:p text:style-name="Standard"><text:span text:style-name="T2"><text:s text:c="8"/></text:span><text:span text:style-name="T3">'LineWidth'</text:span><text:span text:style-name="T2">,2,</text:span><text:span text:style-name="T4">...</text:span></text:p>
      <text:p text:style-name="Standard"><text:span text:style-name="T2"><text:s text:c="8"/></text:span><text:span text:style-name="T3">'FaceColor'</text:span><text:span text:style-name="T2">,[1, 0, 0],</text:span><text:span text:style-name="T4">...</text:span></text:p>
      <text:p text:style-name="Standard"><text:span text:style-name="T2"><text:s text:c="8"/></text:span><text:span text:style-name="T3">'EdgeColor'</text:span><text:span text:style-name="T2">,0.5*[1, 0, 0]); </text:span><text:span text:style-name="T1">%Darker version of color</text:span></text:p>
      <text:p text:style-name="Standard"><text:span text:style-name="T2"><text:s text:c="3"/></text:span></text:p>
      <text:p text:style-name="Standard"><text:span text:style-name="T2">axis([0 12 0 10]);</text:span></text:p>
      <text:p text:style-name="Standard"><text:span text:style-name="T2">axis </text:span><text:span text:style-name="T3">equal</text:span></text:p>
      <text:p text:style-name="Standard"><text:span text:style-name="T2">drawnow</text:span></text:p>
      <text:p text:style-name="Standard"><text:span text:style-name="T2"><text:s/></text:span></text:p>
      <text:p text:style-name="Standard"><text:span text:style-name="T2"><text:s/></text:span></text:p>
      <text:p text:style-name="Standard"><text:span text:style-name="T2">q0 = [4.5 6.5];</text:span></text:p>
      <text:p text:style-name="Standard"><text:span text:style-name="T2">qf = [10.5 0.5];</text:span></text:p>
      <text:p text:style-name="Standard"><text:span text:style-name="T2"><text:s/></text:span></text:p>
      <text:p text:style-name="Standard"><text:span text:style-name="T2">plot([q0(1), qf(1)], [q0(2), qf(2)],</text:span><text:span text:style-name="T3">'ok'</text:span><text:span text:style-name="T2">,</text:span><text:span text:style-name="T3">'LineWidth'</text:span><text:span text:style-name="T2">,2);</text:span></text:p>
      <text:p text:style-name="Standard"><text:span text:style-name="T2"><text:s/></text:span></text:p>
      <text:p text:style-name="Standard"><text:span text:style-name="T2">three.id = 1;</text:span></text:p>
      <text:p text:style-name="Standard"><text:span text:style-name="T2">three.x = q0(1);</text:span></text:p>
      <text:p text:style-name="Standard"><text:span text:style-name="T2">three.y = q0(2);</text:span></text:p>
      <text:p text:style-name="Standard"><text:span text:style-name="T2">three.parent = [];</text:span></text:p>
      <text:p text:style-name="Standard"><text:span text:style-name="T2"><text:s/></text:span></text:p>
      <text:p text:style-name="Standard"><text:span text:style-name="T2">threeplot = q0;</text:span></text:p>
      <text:p text:style-name="Standard"><text:span text:style-name="T2"><text:s/></text:span></text:p>
      <text:p text:style-name="Standard"><text:span text:style-name="T2">plot(threeplot(:,1), threeplot(:,2),</text:span><text:span text:style-name="T3">'-o'</text:span><text:span text:style-name="T2">,</text:span><text:span text:style-name="T3">'LineWidth'</text:span><text:span text:style-name="T2">,2,</text:span><text:span text:style-name="T4">...</text:span></text:p>
      <text:p text:style-name="Standard"><text:span text:style-name="T2"><text:s text:c="23"/></text:span><text:span text:style-name="T3">'MarkerEdgeColor'</text:span><text:span text:style-name="T2">,</text:span><text:span text:style-name="T3">'b'</text:span><text:span text:style-name="T2">,</text:span><text:span text:style-name="T4">...</text:span></text:p>
      <text:p text:style-name="Standard"><text:span text:style-name="T2"><text:s text:c="23"/></text:span><text:span text:style-name="T3">'MarkerFaceColor'</text:span><text:span text:style-name="T2">,</text:span><text:span text:style-name="T3">'r'</text:span><text:span text:style-name="T2">,</text:span><text:span text:style-name="T4">...</text:span></text:p>
      <text:p text:style-name="Standard"><text:span text:style-name="T2"><text:s text:c="23"/></text:span><text:span text:style-name="T3">'MarkerSize'</text:span><text:span text:style-name="T2">,4)</text:span></text:p>
      <text:p text:style-name="Standard"><text:span text:style-name="T1">%</text:span></text:p>
      <text:p text:style-name="Standard"><text:span text:style-name="T2">k = 2;</text:span></text:p>
      <text:p text:style-name="Standard"><text:span text:style-name="T2">Nmax = Inf;</text:span></text:p>
      <text:p text:style-name="Standard"><text:span text:style-name="T4">while</text:span><text:span text:style-name="T2"> (k&lt;Inf)</text:span></text:p>
      <text:p text:style-name="Standard"><text:soft-page-break/><text:span text:style-name="T2"><text:s text:c="4"/></text:span></text:p>
      <text:p text:style-name="Standard"><text:span text:style-name="T2"><text:s text:c="4"/>three(k).id = k;</text:span></text:p>
      <text:p text:style-name="Standard"><text:span text:style-name="T2"><text:s text:c="4"/>three(k).x = 12*rand(1);</text:span></text:p>
      <text:p text:style-name="Standard"><text:span text:style-name="T2"><text:s text:c="4"/>three(k).y = 10*rand(1);</text:span></text:p>
      <text:p text:style-name="Standard"><text:span text:style-name="T2"><text:s text:c="4"/></text:span></text:p>
      <text:p text:style-name="Standard"><text:span text:style-name="T1">% <text:s text:c="4"/>three(k).x = 9;</text:span></text:p>
      <text:p text:style-name="Standard"><text:span text:style-name="T1">% <text:s text:c="4"/>three(k).y = 0;</text:span></text:p>
      <text:p text:style-name="Standard"><text:span text:style-name="T2"><text:s text:c="4"/></text:span></text:p>
      <text:p text:style-name="Standard"><text:span text:style-name="T2"><text:s text:c="4"/>[mIdx,mD] = knnsearch([three(1:end-1).x; three(1:end-1).y]', [three(k).x three(k).y]);</text:span></text:p>
      <text:p text:style-name="Standard"><text:span text:style-name="T2"><text:s text:c="4"/>three(k).parent = mIdx;</text:span></text:p>
      <text:p text:style-name="Standard"><text:span text:style-name="T2"><text:s text:c="4"/></text:span></text:p>
      <text:p text:style-name="Standard"><text:span text:style-name="T2"><text:s text:c="4"/>idx_qplot = find([threeplot(:)] == [three(mIdx).x]);</text:span></text:p>
      <text:p text:style-name="Standard"><text:span text:style-name="T2"><text:s/></text:span></text:p>
      <text:p text:style-name="Standard"><text:span text:style-name="T2"><text:s text:c="4"/>xl = linspace(three(mIdx).x, [three(k).x], 500);</text:span></text:p>
      <text:p text:style-name="Standard"><text:span text:style-name="T2"><text:s text:c="4"/>yl = linspace(three(mIdx).y, [three(k).y], 500);</text:span></text:p>
      <text:p text:style-name="Standard"><text:span text:style-name="T2"><text:s text:c="4"/>inl1 = inpolygon(xl, yl, rec1(1,:),rec1(2,:));</text:span></text:p>
      <text:p text:style-name="Standard"><text:span text:style-name="T2"><text:s text:c="4"/>inl2 = inpolygon(xl, yl, rec2(1,:),rec2(2,:));</text:span></text:p>
      <text:p text:style-name="Standard"><text:span text:style-name="T2"><text:s text:c="4"/>inl3 = inpolygon(xl, yl, rec3(1,:),rec3(2,:));</text:span></text:p>
      <text:p text:style-name="Standard"><text:span text:style-name="T2"><text:s/></text:span></text:p>
      <text:p text:style-name="Standard"><text:span text:style-name="T2"><text:s text:c="4"/>inl = inl1 + inl2 + inl3;</text:span></text:p>
      <text:p text:style-name="Standard"><text:span text:style-name="T2"><text:s text:c="4"/></text:span><text:span text:style-name="T4">if</text:span><text:span text:style-name="T2"> sum(inl) &gt; 1</text:span></text:p>
      <text:p text:style-name="Standard"><text:span text:style-name="T2"><text:s text:c="8"/>idx_l = find(inl,1)-1;</text:span></text:p>
      <text:p text:style-name="Standard"><text:span text:style-name="T2"><text:s text:c="8"/></text:span><text:span text:style-name="T4">if</text:span><text:span text:style-name="T2"> idx_l &lt; 1</text:span></text:p>
      <text:p text:style-name="Standard"><text:span text:style-name="T2"><text:s text:c="12"/>flag = 0;</text:span></text:p>
      <text:p text:style-name="Standard"><text:span text:style-name="T2"><text:s text:c="8"/></text:span><text:span text:style-name="T4">else</text:span></text:p>
      <text:p text:style-name="Standard"><text:span text:style-name="T2"><text:s text:c="12"/>three(k).x = xl(idx_l);</text:span></text:p>
      <text:p text:style-name="Standard"><text:span text:style-name="T2"><text:s text:c="12"/>three(k).y = yl(idx_l);</text:span></text:p>
      <text:p text:style-name="Standard"><text:span text:style-name="T2"><text:s text:c="8"/></text:span><text:span text:style-name="T4">end</text:span></text:p>
      <text:p text:style-name="Standard"><text:span text:style-name="T2"><text:s text:c="4"/></text:span><text:span text:style-name="T4">end</text:span><text:span text:style-name="T2"> <text:s text:c="3"/></text:span></text:p>
      <text:p text:style-name="Standard"><text:span text:style-name="T2"><text:s text:c="8"/></text:span></text:p>
      <text:p text:style-name="Standard"><text:span text:style-name="T2"><text:s text:c="4"/></text:span><text:span text:style-name="T4">if</text:span><text:span text:style-name="T2"> flag</text:span></text:p>
      <text:p text:style-name="Standard"><text:span text:style-name="T2"><text:s text:c="8"/>threeplot = [threeplot(1:idx_qplot,:); [three(k).x three(k).y]; threeplot(idx_qplot:end,:)];</text:span></text:p>
      <text:p text:style-name="Standard"><text:span text:style-name="T2"><text:s text:c="8"/>plot(threeplot(:,1), threeplot(:,2),</text:span><text:span text:style-name="T3">'-b'</text:span><text:span text:style-name="T2">);</text:span></text:p>
      <text:p text:style-name="Standard"><text:span text:style-name="T2"><text:s/></text:span></text:p>
      <text:p text:style-name="Standard"><text:span text:style-name="T2"><text:s text:c="8"/>qk = [three(k).x three(k).y];</text:span></text:p>
      <text:p text:style-name="Standard"><text:span text:style-name="T2"><text:s/></text:span></text:p>
      <text:p text:style-name="Standard"><text:span text:style-name="T2"><text:s text:c="8"/></text:span><text:span text:style-name="T4">if</text:span><text:span text:style-name="T2"> norm(qk-qf) &lt; 0.1</text:span></text:p>
      <text:p text:style-name="Standard"><text:span text:style-name="T2"><text:s text:c="12"/></text:span><text:span text:style-name="T4">break</text:span><text:span text:style-name="T2">;</text:span></text:p>
      <text:p text:style-name="Standard"><text:span text:style-name="T2"><text:s text:c="8"/></text:span><text:span text:style-name="T4">end</text:span></text:p>
      <text:p text:style-name="Standard"><text:span text:style-name="T2"><text:s text:c="8"/>k = k + 1;</text:span></text:p>
      <text:p text:style-name="Standard"><text:span text:style-name="T2"><text:s text:c="4"/></text:span><text:span text:style-name="T4">else</text:span></text:p>
      <text:p text:style-name="Standard"><text:span text:style-name="T2"><text:s text:c="8"/>flag = 1;</text:span></text:p>
      <text:p text:style-name="Standard"><text:span text:style-name="T2"><text:s text:c="4"/></text:span><text:span text:style-name="T4">end</text:span></text:p>
      <text:p text:style-name="Standard"><text:span text:style-name="T2"><text:s text:c="4"/>pause(1/15)</text:span></text:p>
      <text:p text:style-name="Standard"><text:span text:style-name="T4">end</text:span></text:p>
      <text:p text:style-name="Standard"><text:span text:style-name="T1">%%</text:span></text:p>
      <text:p text:style-name="Standard"><text:span text:style-name="T2">pos = k;</text:span></text:p>
      <text:p text:style-name="Standard"><text:span text:style-name="T2">path(1,1) = three(pos).x;</text:span></text:p>
      <text:p text:style-name="Standard"><text:span text:style-name="T2">path(1,2) = three(pos).y;</text:span></text:p>
      <text:p text:style-name="Standard"><text:span text:style-name="T2">path(1,3) = pos;</text:span></text:p>
      <text:p text:style-name="Standard"><text:span text:style-name="T2">pos = three(pos).parent;</text:span></text:p>
      <text:p text:style-name="Standard"><text:span text:style-name="T4">for</text:span><text:span text:style-name="T2"> i=2:k</text:span></text:p>
      <text:p text:style-name="Standard"><text:span text:style-name="T2"><text:s text:c="4"/>path(i,3) = pos;</text:span></text:p>
      <text:p text:style-name="Standard"><text:span text:style-name="T2"><text:s text:c="4"/>path(i,1) = three(pos).x;</text:span></text:p>
      <text:p text:style-name="Standard"><text:span text:style-name="T2"><text:s text:c="4"/>path(i,2) = three(pos).y;</text:span></text:p>
      <text:p text:style-name="Standard"><text:span text:style-name="T2"><text:s text:c="4"/>pos = three(pos).parent;</text:span></text:p>
      <text:p text:style-name="Standard"><text:span text:style-name="T2"><text:s text:c="4"/></text:span></text:p>
      <text:p text:style-name="Standard"><text:span text:style-name="T2"><text:s text:c="4"/></text:span><text:span text:style-name="T4">if</text:span><text:span text:style-name="T2"> pos == 1</text:span></text:p>
      <text:p text:style-name="Standard"><text:soft-page-break/><text:span text:style-name="T2"><text:s text:c="8"/>path(i+1,1) = three(1).x;</text:span></text:p>
      <text:p text:style-name="Standard"><text:span text:style-name="T2"><text:s text:c="8"/>path(i+1,2) = three(1).y;</text:span></text:p>
      <text:p text:style-name="Standard"><text:span text:style-name="T2"><text:s text:c="8"/></text:span><text:span text:style-name="T4">break</text:span><text:span text:style-name="T2">;</text:span></text:p>
      <text:p text:style-name="Standard"><text:span text:style-name="T2"><text:s text:c="4"/></text:span><text:span text:style-name="T4">end</text:span></text:p>
      <text:p text:style-name="Standard"><text:span text:style-name="T4">end</text:span></text:p>
      <text:p text:style-name="Standard"><text:span text:style-name="T2">plot(path(:,1), path(:,2), </text:span><text:span text:style-name="T3">'-r'</text:span><text:span text:style-name="T2">, </text:span><text:span text:style-name="T3">'LineWidth'</text:span><text:span text:style-name="T2">,2);</text:span></text:p>
      <text:p text:style-name="Standard"><text:span text:style-name="T2"><text:s/></text:span></text:p>
      <text:p text:style-name="Standard"><text:span text:style-name="T2">vertices = k;</text:span></text:p>
      <text:p text:style-name="Standard"><text:span text:style-name="T2">edges = length(path);</text:span></text:p>
      <text:p text:style-name="Standard"><text:span text:style-name="T2">display([</text:span><text:span text:style-name="T3">'vertices = '</text:span><text:span text:style-name="T2">,num2str(vertices)]);</text:span></text:p>
      <text:p text:style-name="Standard"><text:span text:style-name="T2">display([</text:span><text:span text:style-name="T3">'edges = '</text:span><text:span text:style-name="T2">,num2str(edges)]);</text:span></text:p>
      <text:p text:style-name="Standard"><text:span text:style-name="T2"><text:s/></text:span></text:p>
      <text:p text:style-name="Standard"><text:span text:style-name="T2">axis([0 12 0 10]);</text:span></text:p>
      <text:p text:style-name="Standard"><text:span text:style-name="T2">axis </text:span><text:span text:style-name="T3">equal</text:span></text:p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8T12:14:39.328688192</meta:creation-date>
    <dc:date>2018-04-18T12:16:51.774076929</dc:date>
    <meta:editing-duration>PT2M12S</meta:editing-duration>
    <meta:editing-cycles>1</meta:editing-cycles>
    <meta:document-statistic meta:table-count="0" meta:image-count="0" meta:object-count="0" meta:page-count="3" meta:paragraph-count="130" meta:word-count="346" meta:character-count="3042" meta:non-whitespace-character-count="2311"/>
    <meta:generator>LibreOffice/5.1.6.2$Linux_X86_64 LibreOffice_project/10m0$Build-2</meta:generator>
  </office:meta>
</office:document-meta>
</file>